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5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1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2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2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9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3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0" style:family="graphic" style:parent-style-name="standard" style:list-style-name="L2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4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5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271cm"/>
    </style:style>
    <style:style style:name="gr6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174cm"/>
    </style:style>
    <style:style style:name="gr6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3.075cm"/>
    </style:style>
    <style:style style:name="gr6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7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663cm"/>
    </style:style>
    <style:style style:name="gr71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8.1cm" fo:padding-top="0.175cm" fo:padding-bottom="0.175cm" fo:padding-left="0.3cm" fo:padding-right="0.3cm" draw:shadow-opacity="100%"/>
    </style:style>
    <style:style style:name="gr72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9.749cm" fo:min-width="8.1cm" fo:padding-top="0.175cm" fo:padding-bottom="0.175cm" fo:padding-left="0.3cm" fo:padding-right="0.3cm" draw:shadow-opacity="100%"/>
    </style:style>
    <style:style style:name="gr73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4.099cm" fo:padding-top="0.175cm" fo:padding-bottom="0.175cm" fo:padding-left="0.3cm" fo:padding-right="0.3cm" draw:shadow-opacity="100%"/>
    </style:style>
    <style:style style:name="gr74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149cm" fo:min-width="4.099cm" fo:padding-top="0.175cm" fo:padding-bottom="0.175cm" fo:padding-left="0.3cm" fo:padding-right="0.3cm" draw:shadow-opacity="100%"/>
    </style:style>
    <style:style style:name="gr75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5.699cm" fo:padding-top="0.175cm" fo:padding-bottom="0.175cm" fo:padding-left="0.3cm" fo:padding-right="0.3cm" draw:shadow-opacity="100%"/>
    </style:style>
    <style:style style:name="gr76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2.349cm" fo:min-width="5.699cm" fo:padding-top="0.175cm" fo:padding-bottom="0.175cm" fo:padding-left="0.3cm" fo:padding-right="0.3cm" draw:shadow-opacity="100%"/>
    </style:style>
    <style:style style:name="gr77" style:family="graphic" style:parent-style-name="standard" style:list-style-name="L1">
      <style:graphic-properties svg:stroke-color="#000000" draw:fill="solid" draw:fill-color="#dddddd" draw:textarea-horizontal-align="left" draw:textarea-vertical-align="top" draw:auto-grow-height="false" fo:min-height="4.552cm" fo:min-width="8.399cm"/>
    </style:style>
    <style:style style:name="gr78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55cm" fo:min-width="5.199cm" fo:padding-top="0.175cm" fo:padding-bottom="0.175cm" fo:padding-left="0.3cm" fo:padding-right="0.3cm" draw:shadow-opacity="100%"/>
    </style:style>
    <style:style style:name="gr79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049cm" fo:min-width="5.199cm" fo:padding-top="0.175cm" fo:padding-bottom="0.175cm" fo:padding-left="0.3cm" fo:padding-right="0.3cm" draw:shadow-opacity="100%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3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4" style:family="paragraph">
      <loext:graphic-properties draw:fill="solid" draw:fill-color="#dddddd"/>
      <style:paragraph-properties fo:margin-top="0cm" fo:margin-bottom="0cm" fo:line-height="100%" fo:text-align="start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 draw:opacity="100%"/>
      <style:paragraph-properties fo:text-align="center"/>
      <style:text-properties fo:color="#ff3333"/>
    </style:style>
    <style:style style:name="T1" style:family="text"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2" style:family="text"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3.069cm" svg:height="0.4cm" svg:x="11.748cm" svg:y="7.892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069cm" svg:height="0.4cm" svg:x="11.748cm" svg:y="7.497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69cm" svg:height="0.4cm" svg:x="11.748cm" svg:y="8.68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069cm" svg:height="0.4cm" svg:x="11.748cm" svg:y="8.285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69cm" svg:height="0.4cm" svg:x="11.748cm" svg:y="9.4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3" draw:id="id23" draw:layer="layout" svg:width="3.069cm" svg:height="0.4cm" svg:x="11.748cm" svg:y="9.076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" draw:id="id2" draw:layer="layout" svg:width="3.068cm" svg:height="0.4cm" svg:x="16.033cm" svg:y="7.893cm">
          <text:p text:style-name="P1"><text:span text:style-name="T1"><text:s/></text:span><text:span text:style-name="T1"><text:s/></text:span><text:span text:style-name="T1"><text:s/></text:span><text:span text:style-name="T1">.</text:span><text:span text:style-name="T1">s</text:span><text:span text:style-name="T1">t</text:span><text:span text:style-name="T1">a</text:span><text:span text:style-name="T1">t</text:span><text:span text:style-name="T1">e</text:span><text:span text:style-name="T1">L</text:span><text:span text:style-name="T1">i</text:span><text:span text:style-name="T1">s</text:span><text:span text:style-name="T1">t</text:span><text:span text:style-name="T1">H</text:span><text:span text:style-name="T1">e</text:span><text:span text:style-name="T1">a</text:span><text:span text:style-name="T1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68cm" svg:height="0.4cm" svg:x="16.033cm" svg:y="7.498cm">
          <text:p text:style-name="P1"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 </text:span><text:span text:style-name="T1"><text:s/></text:span><text:span text:style-name="T1">S</text:span><text:span text:style-name="T1">t</text:span><text:span text:style-name="T1">a</text:span><text:span text:style-name="T1">t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68cm" svg:height="0.4cm" svg:x="16.033cm" svg:y="8.681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68cm" svg:height="0.4cm" svg:x="16.033cm" svg:y="8.286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068cm" svg:height="0.4cm" svg:x="16.033cm" svg:y="9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068cm" svg:height="0.4cm" svg:x="16.033cm" svg:y="9.077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8.092cm" svg:x2="16.033cm" svg:y2="8.093cm" draw:start-shape="id1" draw:start-glue-point="1" draw:end-shape="id2" draw:end-glue-point="3" svg:d="M14817 8092h608v1h608" svg:viewBox="0 0 1217 2">
          <text:p/>
        </draw:connector>
        <draw:custom-shape draw:style-name="gr14" draw:text-style-name="P2" xml:id="id4" draw:id="id4" draw:layer="layout" svg:width="3.069cm" svg:height="0.4cm" svg:x="11.748cm" svg:y="13.193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069cm" svg:height="0.4cm" svg:x="11.748cm" svg:y="12.798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069cm" svg:height="0.4cm" svg:x="11.748cm" svg:y="13.981cm">
          <text:p text:style-name="P1"><text:span text:style-name="T1"><text:s text:c="3"/></text:span><text:span text:style-name="T1">.to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3.069cm" svg:height="0.4cm" svg:x="11.748cm" svg:y="13.586cm">
          <text:p text:style-name="P1"><text:span text:style-name="T1"><text:s text:c="3"/></text:span><text:span text:style-name="T1">.from</text:span><text:span text:style-name="T1"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3.069cm" svg:height="0.4cm" svg:x="11.748cm" svg:y="14.777cm">
          <text:p text:style-name="P6"><text:span text:style-name="T1"><text:s text:c="3"/></text:span><text:span text:style-name="T1">.actionAfter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2" draw:id="id12" draw:layer="layout" svg:width="3.069cm" svg:height="0.4cm" svg:x="11.748cm" svg:y="14.377cm">
          <text:p text:style-name="P1"><text:span text:style-name="T1"><text:s text:c="3"/></text:span><text:span text:style-name="T1">.checkPre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5" draw:id="id5" draw:layer="layout" svg:width="3.069cm" svg:height="0.4cm" svg:x="11.748cm" svg:y="16.294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3.069cm" svg:height="0.4cm" svg:x="11.748cm" svg:y="15.899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1.748cm" svg:y1="8.485cm" svg:x2="11.748cm" svg:y2="13.393cm" draw:start-shape="id3" draw:start-glue-point="3" draw:end-shape="id4" draw:end-glue-point="3" svg:d="M11748 8485h-502v4908h502" svg:viewBox="0 0 503 4909">
          <text:p/>
        </draw:connector>
        <draw:connector draw:style-name="gr13" draw:text-style-name="P5" draw:layer="layout" svg:x1="11.748cm" svg:y1="13.393cm" svg:x2="11.748cm" svg:y2="16.494cm" draw:start-shape="id4" draw:start-glue-point="3" draw:end-shape="id5" draw:end-glue-point="3" svg:d="M11748 13393h-502v3101h502" svg:viewBox="0 0 503 3102">
          <text:p/>
        </draw:connector>
        <draw:custom-shape draw:style-name="gr22" draw:text-style-name="P2" xml:id="id6" draw:id="id6" draw:layer="layout" svg:width="3.068cm" svg:height="0.4cm" svg:x="3.701cm" svg:y="4.713cm">
          <text:p text:style-name="P1"><text:span text:style-name="T1"><text:s text:c="3"/></text:span><text:span text:style-name="T1">.f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0" draw:id="id20" draw:layer="layout" svg:width="3.068cm" svg:height="0.4cm" svg:x="3.701cm" svg:y="4.318cm">
          <text:p text:style-name="P1"><text:span text:style-name="T1">Struct <text:s/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6" draw:id="id16" draw:layer="layout" svg:width="3.068cm" svg:height="0.4cm" svg:x="3.701cm" svg:y="5.501cm">
          <text:p text:style-name="P1"><text:span text:style-name="T1"><text:s text:c="3"/></text:span><text:span text:style-name="T1">.i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8" draw:id="id8" draw:layer="layout" svg:width="3.068cm" svg:height="0.4cm" svg:x="3.701cm" svg:y="5.106cm">
          <text:p text:style-name="P1"><text:span text:style-name="T1"><text:s text:c="3"/></text:span><text:span text:style-name="T1">.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068cm" svg:height="0.4cm" svg:x="3.701cm" svg:y="6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068cm" svg:height="0.4cm" svg:x="3.701cm" svg:y="5.8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4.913cm" svg:x2="13.282cm" svg:y2="7.497cm" draw:start-shape="id6" draw:start-glue-point="1" draw:end-shape="id7" draw:end-glue-point="0" svg:d="M6769 4913h6513v2584" svg:viewBox="0 0 6514 2585">
          <text:p/>
        </draw:connector>
        <draw:custom-shape draw:style-name="gr28" draw:text-style-name="P2" draw:layer="layout" svg:width="3.068cm" svg:height="0.4cm" svg:x="6.802cm" svg:y="8.595cm">
          <text:p text:style-name="P1"><text:span text:style-name="T1"><text:s text:c="3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xml:id="id9" draw:id="id9" draw:layer="layout" svg:width="3.068cm" svg:height="0.4cm" svg:x="6.802cm" svg:y="8.222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068cm" svg:height="0.4cm" svg:x="6.802cm" svg:y="9.383cm">
          <text:p text:style-name="P1"><text:span text:style-name="T1"><text:s text:c="3"/></text:span><text:span text:style-name="T1">.attrib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3.068cm" svg:height="0.4cm" svg:x="6.802cm" svg:y="8.988cm">
          <text:p text:style-name="P1"><text:span text:style-name="T1"><text:s text:c="3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10" draw:id="id10" draw:layer="layout" svg:width="3.068cm" svg:height="0.4cm" svg:x="6.802cm" svg:y="9.783cm">
          <text:p text:style-name="P1"><text:span text:style-name="T2"><text:s text:c="3"/></text:span><text:span text:style-name="T2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22" draw:id="id22" draw:layer="layout" svg:width="3.068cm" svg:height="0.4cm" svg:x="6.803cm" svg:y="10.823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3.068cm" svg:height="0.4cm" svg:x="6.804cm" svg:y="11.207cm">
          <text:p text:style-name="P1"><text:span text:style-name="T1"><text:s text:c="3"/></text:span><text:span text:style-name="T1">.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5.306cm" svg:x2="8.336cm" svg:y2="8.222cm" draw:start-shape="id8" draw:start-glue-point="1" draw:end-shape="id9" draw:end-glue-point="0" svg:d="M6769 5306h1567v2916" svg:viewBox="0 0 1568 2917">
          <text:p/>
        </draw:connector>
        <draw:connector draw:style-name="gr13" draw:text-style-name="P5" draw:layer="layout" svg:x1="9.87cm" svg:y1="9.983cm" svg:x2="9.873cm" svg:y2="11.82cm" draw:start-shape="id10" draw:start-glue-point="1" draw:end-shape="id11" draw:end-glue-point="1" svg:d="M9870 9983h505v1837h-502" svg:viewBox="0 0 506 1838">
          <text:p/>
        </draw:connector>
        <draw:custom-shape draw:style-name="gr35" draw:text-style-name="P2" xml:id="id11" draw:id="id11" draw:layer="layout" svg:width="3.068cm" svg:height="0.4cm" svg:x="6.805cm" svg:y="11.62cm">
          <text:p text:style-name="P1"><text:span text:style-name="T1"><text:s text:c="3"/></text:span><text:span text:style-name="T1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13" draw:id="id13" draw:layer="layout" svg:width="3.467cm" svg:height="1.5cm" svg:x="16.034cm" svg:y="12.678cm">
          <text:p text:style-name="P6"><text:span text:style-name="T1">1.</text:span><text:span text:style-name="T1">必填项</text:span></text:p>
          <text:p text:style-name="P6"><text:span text:style-name="T1">2.&gt;=&lt;</text:span><text:span text:style-name="T1">等</text:span></text:p>
          <text:p text:style-name="P6"><text:span text:style-name="T1">3.</text:span><text:span text:style-name="T1">只能从特定范围</text:span><text:span text:style-name="T1">取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577cm" svg:x2="16.034cm" svg:y2="13.428cm" draw:start-shape="id12" draw:start-glue-point="1" draw:end-shape="id13" draw:end-glue-point="3" svg:d="M14817 14577h608v-1149h609" svg:viewBox="0 0 1218 1150">
          <text:p/>
        </draw:connector>
        <draw:custom-shape draw:style-name="gr37" draw:text-style-name="P4" xml:id="id15" draw:id="id15" draw:layer="layout" svg:width="3.467cm" svg:height="1.5cm" svg:x="16.034cm" svg:y="14.879cm">
          <text:p text:style-name="P6"><text:span text:style-name="T1">1.</text:span><text:span text:style-name="T1">把问题分配给</text:span><text:span text:style-name="T1">XXX</text:span></text:p>
          <text:p text:style-name="P6"><text:span text:style-name="T1">2.</text:span><text:span text:style-name="T1">将问题状态变为</text:span><text:span text:style-name="T1">XX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977cm" svg:x2="16.034cm" svg:y2="15.629cm" draw:start-shape="id14" draw:start-glue-point="1" draw:end-shape="id15" draw:end-glue-point="3" svg:d="M14817 14977h608v652h609" svg:viewBox="0 0 1218 653">
          <text:p/>
        </draw:connector>
        <draw:custom-shape draw:style-name="gr38" draw:text-style-name="P2" xml:id="id17" draw:id="id17" draw:layer="layout" svg:width="1.599cm" svg:height="0.4cm" svg:x="3.102cm" svg:y="13.714cm">
          <text:p text:style-name="P1"><text:span text:style-name="T1">问题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1.599cm" svg:height="0.4cm" svg:x="3.102cm" svg:y="14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1.599cm" svg:height="0.4cm" svg:x="3.102cm" svg:y="14.097cm">
          <text:p text:style-name="P1"><text:span text:style-name="T1">问题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1.599cm" svg:height="0.4cm" svg:x="3.102cm" svg:y="15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1.599cm" svg:height="0.4cm" svg:x="3.102cm" svg:y="1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3.701cm" svg:y1="5.701cm" svg:x2="3.102cm" svg:y2="13.914cm" draw:start-shape="id16" draw:start-glue-point="3" draw:end-shape="id17" svg:d="M3701 5701h-1101v8213h502" svg:viewBox="0 0 1102 8214">
          <text:p/>
        </draw:connector>
        <draw:custom-shape draw:style-name="gr43" draw:text-style-name="P2" xml:id="id18" draw:id="id18" draw:layer="layout" svg:width="1.599cm" svg:height="0.4cm" svg:x="5.502cm" svg:y="13.715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.599cm" svg:height="0.4cm" svg:x="5.502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21" draw:id="id21" draw:layer="layout" svg:width="1.599cm" svg:height="0.4cm" svg:x="5.502cm" svg:y="14.108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1.599cm" svg:height="0.4cm" svg:x="5.502cm" svg:y="1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599cm" svg:height="0.4cm" svg:x="5.502cm" svg:y="14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701cm" svg:y1="13.914cm" svg:x2="5.502cm" svg:y2="13.915cm" draw:start-shape="id17" draw:start-glue-point="1" draw:end-shape="id18" draw:end-glue-point="3" svg:d="M4701 13914h400v1h401" svg:viewBox="0 0 802 2">
          <text:p/>
        </draw:connector>
        <draw:connector draw:style-name="gr13" draw:text-style-name="P5" draw:layer="layout" svg:x1="6.301cm" svg:y1="13.715cm" svg:x2="6.802cm" svg:y2="8.422cm" draw:start-shape="id18" draw:start-glue-point="0" draw:end-shape="id9" draw:end-glue-point="3" svg:d="M6301 13715v-5293h501" svg:viewBox="0 0 502 5294">
          <text:p/>
        </draw:connector>
        <draw:custom-shape draw:style-name="gr48" draw:text-style-name="P2" draw:layer="layout" svg:width="1.599cm" svg:height="0.4cm" svg:x="7.092cm" svg:y="13.716cm">
          <text:p text:style-name="P1"><text:span text:style-name="T1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1.599cm" svg:height="0.4cm" svg:x="7.092cm" svg:y="14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1.599cm" svg:height="0.4cm" svg:x="7.092cm" svg:y="14.109cm">
          <text:p text:style-name="P1"><text:span text:style-name="T2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599cm" svg:height="0.4cm" svg:x="7.092cm" svg:y="1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1.599cm" svg:height="0.4cm" svg:x="7.092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19" draw:id="id19" draw:layer="layout" svg:width="3.068cm" svg:height="0.4cm" svg:x="1.402cm" svg:y="2.914cm">
          <text:p text:style-name="P1"><text:span text:style-name="T1">projec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3.068cm" svg:height="0.4cm" svg:x="1.402cm" svg:y="2.519cm">
          <text:p text:style-name="P1"><text:span text:style-name="T1">Struct <text:s/>*Project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draw:layer="layout" svg:width="3.068cm" svg:height="0.4cm" svg:x="1.402cm" svg:y="3.702cm">
          <text:p text:style-name="P1"><text:span text:style-name="T1">projec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3.068cm" svg:height="0.4cm" svg:x="1.402cm" svg:y="3.307cm">
          <text:p text:style-name="P1"><text:span text:style-name="T1">projec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47cm" svg:y1="3.114cm" svg:x2="5.235cm" svg:y2="4.318cm" draw:start-shape="id19" draw:start-glue-point="1" draw:end-shape="id20" draw:end-glue-point="0" svg:d="M4470 3114h765v1204" svg:viewBox="0 0 766 1205">
          <text:p/>
        </draw:connector>
        <draw:connector draw:style-name="gr13" draw:text-style-name="P5" draw:layer="layout" draw:line-skew="0.3cm" svg:x1="5.502cm" svg:y1="14.308cm" svg:x2="6.803cm" svg:y2="11.023cm" draw:start-shape="id21" draw:start-glue-point="3" draw:end-shape="id22" draw:end-glue-point="3" svg:d="M5502 14308h-202v-3285h1503" svg:viewBox="0 0 1504 3286">
          <text:p/>
        </draw:connector>
        <draw:custom-shape draw:style-name="gr57" draw:text-style-name="P4" draw:layer="layout" svg:width="0.898cm" svg:height="0.4cm" svg:x="15.7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0.898cm" svg:height="0.4cm" svg:x="16.6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898cm" svg:height="0.4cm" svg:x="17.5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0.898cm" svg:height="0.4cm" svg:x="18.402cm" svg:y="2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797cm" svg:height="0.4cm" svg:x="15.701cm" svg:y="2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7cm" svg:height="0.4cm" svg:x="15.698cm" svg:y="3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3.601cm" svg:height="0.4cm" svg:x="15.698cm" svg:y="3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1.599cm" svg:height="0.4cm" svg:x="13.911cm" svg:y="10.903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1.599cm" svg:height="0.4cm" svg:x="13.911cm" svg:y="11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1.599cm" svg:height="0.4cm" svg:x="13.911cm" svg:y="11.299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1.599cm" svg:height="0.4cm" svg:x="15.501cm" svg:y="10.904cm">
          <text:p text:style-name="P1"><text:span text:style-name="T1">序号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layout" svg:width="1.599cm" svg:height="0.4cm" svg:x="15.501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1.599cm" svg:height="0.4cm" svg:x="15.501cm" svg:y="11.3cm">
          <text:p text:style-name="P1"><text:span text:style-name="T1">序号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9.276cm" svg:x2="15.505cm" svg:y2="10.504cm" draw:start-shape="id23" draw:start-glue-point="1" draw:end-shape="id24" draw:end-glue-point="0" svg:d="M14817 9276h688v1228" svg:viewBox="0 0 689 1229">
          <text:p/>
        </draw:connector>
        <draw:custom-shape draw:style-name="gr70" draw:text-style-name="P2" xml:id="id24" draw:id="id24" draw:layer="layout" svg:width="3.189cm" svg:height="0.4cm" svg:x="13.911cm" svg:y="10.504cm">
          <text:p text:style-name="P1"><text:span text:style-name="T1">show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9" draw:layer="layout" svg:width="8.6cm" svg:height="0.9cm" svg:x="11.1cm" svg:y="6.1cm">
          <text:p text:style-name="P8"><text:span text:style-name="T3">流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9" draw:layer="layout" svg:width="8.6cm" svg:height="9.999cm" svg:x="11.101cm" svg:y="7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9" draw:layer="layout" svg:width="4.599cm" svg:height="0.9cm" svg:x="5.9cm" svg:y="7cm">
          <text:p text:style-name="P8"><text:span text:style-name="T3">字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9" draw:layer="layout" svg:width="4.599cm" svg:height="4.399cm" svg:x="5.901cm" svg:y="7.9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9" draw:layer="layout" svg:width="6.199cm" svg:height="0.9cm" svg:x="2.8cm" svg:y="12.7cm">
          <text:p text:style-name="P8"><text:span text:style-name="T3">具体问题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9" draw:layer="layout" svg:width="6.199cm" svg:height="2.599cm" svg:x="2.801cm" svg:y="13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4" draw:layer="layout" svg:width="8.898cm" svg:height="4.801cm" svg:x="1.402cm" svg:y="18.099cm">
          <text:p text:style-name="P6"><text:span text:style-name="T1">从表格中一键导入数据的功能</text:span></text:p>
          <text:p text:style-name="P6"><text:span text:style-name="T1"><text:s text:c="3"/></text:span><text:span text:style-name="T1">.</text:span><text:span text:style-name="T1">表格首行字段名和项目字段自动匹配，创建问题并导入</text:span></text:p>
          <text:p text:style-name="P6"><text:span text:style-name="T1"><text:s text:c="3"/></text:span><text:span text:style-name="T1">.</text:span><text:span text:style-name="T1">对字段值进行检错，不符合规则的不允许导入</text:span></text:p>
          <text:p text:style-name="P6"><text:span text:style-name="T1">一键导出功能</text:span></text:p>
          <text:p text:style-name="P6"><text:span text:style-name="T1">每个状态中的</text:span><text:span text:style-name="T1">showField</text:span><text:span text:style-name="T1">自定义，或者指向公共部分</text:span><text:span text:style-name="T1">(</text:span><text:span text:style-name="T1">所有字段</text:span><text:span text:style-name="T1">)</text:span></text:p>
          <text:p text:style-name="P6"><text:span text:style-name="T1">显示的时候只显示有值的字段</text:span></text:p>
          <text:p text:style-name="P6"><text:span text:style-name="T1">Field.attribut</text:span><text:span text:style-name="T1">表示</text:span></text:p>
          <text:p text:style-name="P6"><text:span text:style-name="T1"/></text:p>
          <text:p text:style-name="P6"><text:span text:style-name="T1"/></text:p>
          <text:p text:style-name="P6"><text:span text:style-name="T1">字段中下拉菜单和复选框的处理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9" draw:layer="layout" svg:width="5.799cm" svg:height="0.9cm" svg:x="1.2cm" svg:y="1.5cm">
          <text:p text:style-name="P8"><text:span text:style-name="T3">项目整体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9" draw:layer="layout" svg:width="5.799cm" svg:height="4.399cm" svg:x="1.2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1.4.2$Linux_X86_64 LibreOffice_project/10m0$Build-2</meta:generator>
    <dc:date>2016-10-31T22:55:44.465743574</dc:date>
    <meta:editing-duration>PT11H27M39S</meta:editing-duration>
    <meta:editing-cycles>51</meta:editing-cycles>
    <meta:document-statistic meta:object-count="92"/>
  </office:meta>
</office:document-meta>
</file>